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adornments="Regular" style:font-pitch="variable" style:font-charset="x-symbol"/>
    <style:font-face style:name="Wingdings" svg:font-family="Wingding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onospace" svg:font-family="Monospace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line-height-at-least="0.487cm" fo:text-align="start" style:justify-single-word="false" fo:orphans="2" fo:widows="2" fo:hyphenation-ladder-count="no-limit">
        <style:tab-stops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2"/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fo:font-weight="normal" style:font-weight-asian="normal" style:font-name-complex="Arial1" style:font-weight-complex="normal"/>
    </style:style>
    <style:style style:name="T4" style:family="text">
      <style:text-properties fo:font-size="9pt" style:font-name-asian="Monospace" style:font-size-asian="9pt" style:font-name-complex="Monospace" style:font-size-complex="9pt"/>
    </style:style>
    <style:style style:name="T5" style:family="text">
      <style:text-properties style:font-name="Bitstream Charter" fo:font-size="9pt" style:font-size-asian="9pt" style:font-size-complex="9pt"/>
    </style:style>
    <style:style style:name="T6" style:family="text">
      <style:text-properties fo:font-size="11pt" style:font-name-asian="Monospace" style:font-size-asian="11pt" style:font-name-complex="Monospace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oftwares Requeridos:</text:span></text:p>
      <text:list xml:id="list426650465" text:style-name="WWNum1">
        <text:list-item>
          <text:p text:style-name="P3"><text:span text:style-name="T2">JDK 1.6.0 update 20 ou superior; </text:span><text:a xlink:type="simple" xlink:href="http://www.oracle.com/technetwork/java/javase/downloads/index.html"><text:span text:style-name="Internet_20_link">http://www.oracle.com/technetwork/java/javase/downloads/index.html</text:span></text:a></text:p>
        </text:list-item>
        <text:list-item>
          <text:p text:style-name="P3"><text:span text:style-name="T2">Apache Tomcat 2.2.16 ou superior; </text:span><text:a xlink:type="simple" xlink:href="http://httpd.apache.org/download.cgi"><text:span text:style-name="Internet_20_link">http://httpd.apache.org/download.cgi</text:span></text:a></text:p>
        </text:list-item>
        <text:list-item>
          <text:p text:style-name="P3"><text:span text:style-name="T2">PostgreSQL 8.4.4-1 ou superior; </text:span><text:a xlink:type="simple" xlink:href="http://www.enterprisedb.com/products/pgdownload.do"><text:span text:style-name="Internet_20_link">http://www.enterprisedb.com/products/pgdownload.do</text:span></text:a></text:p>
        </text:list-item>
        <text:list-item>
          <text:p text:style-name="P3">Driver jdbc do postgresql</text:p>
        </text:list-item>
        <text:list-item>
          <text:p text:style-name="P3"><text:a xlink:type="simple" xlink:href="http://jdbc.postgresql.org/download.html"><text:span text:style-name="Internet_20_link">http://jdbc.postgresql.org/download.html</text:span></text:a></text:p>
        </text:list-item>
      </text:list>
      <text:p text:style-name="Standard"><text:span text:style-name="T1">Requisitos mínimos do Sistema</text:span></text:p>
      <text:list xml:id="list1232959065" text:style-name="WWNum2">
        <text:list-item>
          <text:p text:style-name="P4"><text:span text:style-name="T2">Os requisitos de hardware serão definidos de acordo com a demanda do uso do software a princípio o sistema funciona com uma máquina que tenho 512 mb de ram um processador de 1 ghz e 1gb de espaço em disco.</text:span></text:p>
        </text:list-item>
      </text:list>
      <text:p text:style-name="Standard"><text:span text:style-name="T1">Instalação e Configuração do Sistema</text:span></text:p>
      <text:p text:style-name="Standard"><text:span text:style-name="T1"><text:tab/></text:span><text:span text:style-name="T3">A documentação par ainstalação e configuraçao PostgreSQL, JDK e Tomcat estão disponíveis nos sites dos seus respectivos fabricantes.</text:span></text:p>
      <text:p text:style-name="Standard"><text:span text:style-name="T3"><text:tab/>Após instalados o tomcat precisa-se colocar no diretório lib deste o arquivo jar do driver do PostgreSQL para que o mesmo esteja apto a usar este Sistema Gerenciador de Bancos de Dados.</text:span></text:p>
      <text:p text:style-name="Standard"><text:span text:style-name="T3"><text:tab/>Deve-se criar um banco de dados no postgresql com o nome uncisal. Lembrando que o banco de dados tem que ser configurado para utilizar utf-8 como codificação de caracteres. Depois da criação do banco de dados pode-se restaurar o arquivo de backup disponível nos arquivos do SourceForge, este arquivo possui a estrutura inicial do banco de dados necessária para que o sistema funcione. Geralmente o nome do arquivo está organizado da seguinte forma. yyy/mm/dd_SIAPNET_LIMPO.backup.</text:span></text:p>
      <text:p text:style-name="Standard">Após isto deve-se configurar o arquivo context.xml que fica no diretório conf do tomcat. Nele vamos inserir as seguintes linhas.</text:p>
      <text:p text:style-name="Standard"><text:span text:style-name="T5">&lt;Resource</text:span></text:p>
      <text:p text:style-name="Standard"><text:span text:style-name="T5"><text:tab/> name="jdbc/postgresUncisal"</text:span></text:p>
      <text:p text:style-name="Standard"><text:span text:style-name="T5"><text:tab/>auth="Container"</text:span></text:p>
      <text:p text:style-name="Standard"><text:span text:style-name="T5"><text:s text:c="13"/>type="javax.sql.DataSource"</text:span></text:p>
      <text:p text:style-name="Standard"><text:span text:style-name="T5"><text:s text:c="13"/>driverClassName="org.postgresql.Driver"</text:span></text:p>
      <text:p text:style-name="Standard"><text:span text:style-name="T5"><text:s text:c="14"/><text:tab/>url="jdbc:postgresql://127.0.0.1/uncisal"</text:span></text:p>
      <text:p text:style-name="Standard"><text:span text:style-name="T5"><text:s text:c="13"/>username="postgres"</text:span></text:p>
      <text:p text:style-name="Standard"><text:span text:style-name="T5"><text:s text:c="13"/>password="postgres"</text:span></text:p>
      <text:p text:style-name="Standard"><text:soft-page-break/><text:span text:style-name="T5"><text:s text:c="14"/>maxActive="90"</text:span></text:p>
      <text:p text:style-name="Standard"><text:span text:style-name="T5"><text:s text:c="13"/>maxIdle="45"</text:span></text:p>
      <text:p text:style-name="Standard"><text:span text:style-name="T5"><text:s text:c="13"/>maxWait="10000"</text:span></text:p>
      <text:p text:style-name="Standard"><text:span text:style-name="T5">/&gt;</text:span></text:p>
      <text:p text:style-name="P1"><text:span text:style-name="T4"><text:tab/></text:span><text:span text:style-name="T6">Com o nosso arquivo configurado, basta importar o projeto fornecido no sourceforge ex.: almoxarifado.war. Após isto pode-se acessar o sistema pelo link http://127.0.0.1:8080/almoxarif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adornments="Regular" style:font-pitch="variable" style:font-charset="x-symbol"/>
    <style:font-face style:name="Wingdings" svg:font-family="Wingding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onospace" svg:font-family="Monospace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line-height-at-least="0.487cm" fo:text-align="start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fo:color="#00000a" style:font-name="Calibri" fo:font-size="11pt" fo:language="pt" fo:country="BR" style:font-name-asian="DejaVu Sans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default-outline-level="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/>
    </style:style>
    <style:style style:name="List" style:family="paragraph" style:parent-style-name="Text_20_body" style:default-outline-level="" style:class="list">
      <style:text-properties style:font-size-asian="12pt"/>
    </style:style>
    <style:style style:name="Caption" style:family="paragraph" style:parent-style-name="Standard" style:default-outline-level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/>
    <style:style style:name="Default_20_Paragraph_20_Font" style:display-name="Default Paragraph Font" style:family="text"/>
    <style:style style:name="apple-style-span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pt" fo:country="BR" style:text-underline-style="solid" style:text-underline-width="auto" style:text-underline-color="font-color" style:language-asian="pt" style:country-asian="BR" style:language-complex="pt" style:country-complex="BR"/>
    </style:style>
    <style:style style:name="FollowedHyperlink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Symbol1"/>
    </style:style>
    <style:style style:name="ListLabel_20_6" style:display-name="ListLabel 6" style:family="text">
      <style:text-properties style:font-name-complex="Courier New1"/>
    </style:style>
    <style:style style:name="ListLabel_20_7" style:display-name="ListLabel 7" style:family="text">
      <style:text-properties style:font-name-complex="Wingding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27T12:12:00</meta:creation-date>
    <meta:initial-creator>Nando</meta:initial-creator>
    <dc:date>2010-09-02T16:17:06</dc:date>
    <meta:editing-cycles>13</meta:editing-cycles>
    <meta:editing-duration>PT00H00M36S</meta:editing-duration>
    <meta:generator>OpenOffice.org/3.2$Unix OpenOffice.org_project/320m12$Build-9483</meta:generator>
    <meta:document-statistic meta:table-count="0" meta:image-count="0" meta:object-count="0" meta:page-count="2" meta:paragraph-count="26" meta:word-count="259" meta:character-count="2079"/>
    <meta:template xlink:type="simple" xlink:actuate="onRequest" xlink:title="Normal.dotm" xlink:href=""/>
  </office:meta>
</office:document-meta>
</file>